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74151" style:font-name="S hne" fo:font-size="12pt" fo:letter-spacing="normal" fo:font-style="normal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style:font-name="S hne" fo:font-size="12pt" fo:letter-spacing="normal" fo:font-style="normal" style:text-underline-style="none"/>
    </style:style>
    <style:style style:name="T4" style:family="text">
      <style:text-properties fo:font-variant="normal" fo:text-transform="none" fo:color="#374151" fo:letter-spacing="normal"/>
    </style:style>
    <style:style style:name="T5" style:family="text">
      <style:text-properties fo:color="#374151" style:font-name="S hne" fo:font-size="12pt" fo:letter-spacing="normal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otes to Scrape</text:p>
      <text:p text:style-name="P1"/>
      <text:p text:style-name="P1">http://quotes.toscrape.com</text:p>
      <text:p text:style-name="P1"/>
      <text:h text:style-name="Heading_20_2" text:outline-level="2">About Dataset</text:h>
      <text:h text:style-name="Heading_20_3" text:outline-level="3">Context</text:h>
      <text:p text:style-name="Standard">Cites de diferents personatges de la història. </text:p>
      <text:p text:style-name="Standard"/>
      <text:p text:style-name="P2">Contingut</text:p>
      <text:p text:style-name="Standard"/>
      <text:p text:style-name="Standard">Cites, els seus autors i tags (etiquetes de les cites). </text:p>
      <text:p text:style-name="Standard"/>
      <text:p text:style-name="Standard"/>
      <text:p text:style-name="Standard"/>
      <text:p text:style-name="P1">Books to Scrape</text:p>
      <text:p text:style-name="P1"/>
      <text:p text:style-name="P1"><text:a xlink:type="simple" xlink:href="http://books.toscrape.com/" text:style-name="Internet_20_link" text:visited-style-name="Visited_20_Internet_20_Link">http://books.toscrape.com/</text:a></text:p>
      <text:p text:style-name="P1"/>
      <text:h text:style-name="Heading_20_2" text:outline-level="2">About Dataset</text:h>
      <text:h text:style-name="Heading_20_3" text:outline-level="3">Context</text:h>
      <text:p text:style-name="Standard">Web de llibres per practicar l'scrapeig.</text:p>
      <text:p text:style-name="Standard"/>
      <text:p text:style-name="P2">Contingut</text:p>
      <text:p text:style-name="Standard"/>
      <text:p text:style-name="Standard">Llibres ordenats per gèn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2S</meta:editing-duration>
    <meta:editing-cycles>4</meta:editing-cycles>
    <meta:generator>OpenOffice/4.1.14$Win32 OpenOffice.org_project/4114m1$Build-9811</meta:generator>
    <dc:date>2023-07-12T18:41:00.97</dc:date>
    <meta:document-statistic meta:table-count="0" meta:image-count="0" meta:object-count="0" meta:page-count="1" meta:paragraph-count="14" meta:word-count="43" meta:character-count="312"/>
    <meta:user-defined meta:name="Info 1"/>
    <meta:user-defined meta:name="Info 2"/>
    <meta:user-defined meta:name="Info 3"/>
    <meta:user-defined meta:name="Info 4"/>
  </office:meta>
</office:document-meta>
</file>